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 style:master-page-name="HTML">
      <style:paragraph-properties style:page-number="auto"/>
    </style:style>
    <style:style style:name="P2" style:family="paragraph" style:parent-style-name="Horizontal_20_Line">
      <style:paragraph-properties style:border-line-width-bottom="0.0209in 0.0209in 0.0209in" fo:padding="0in" fo:border-left="none" fo:border-right="none" fo:border-top="none" fo:border-bottom="4.51pt double #00e000"/>
    </style:style>
    <style:style style:name="P3" style:family="paragraph" style:parent-style-name="Horizontal_20_Line">
      <style:paragraph-properties style:border-line-width-bottom="0.0102in 0.0102in 0.0102in" fo:padding="0in" fo:border-left="none" fo:border-right="none" fo:border-top="none" fo:border-bottom="2.24pt double #00e000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 style:master-page-name="">
      <loext:graphic-properties draw:fill-gradient-name="gradient" draw:fill-hatch-name="hatch"/>
      <style:paragraph-properties style:page-number="auto" fo:keep-with-next="always"/>
    </style:style>
    <style:style style:name="T1" style:family="text">
      <style:text-properties officeooo:rsid="000c6f18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Utility Programs</text:h>
      <text:p text:style-name="P2"/>
      <text:p text:style-name="Text_20_body">The WPILIB LabVIEW Math library contains a number of utility programs. These can be accessed from the Windows Start menu under the "WPILib LabVIEW" group. These programs include: </text:p>
      <text:list xml:id="list540382057" text:style-name="L1">
        <text:list-item>
          <text:p text:style-name="P4">Create/Edit Trajectory </text:p>
        </text:list-item>
      </text:list>
      <text:list xml:id="list488313588" text:style-name="L2">
        <text:list-item>
          <text:p text:style-name="P5">Create/Edit PathFinder Differential Drive Trajectory </text:p>
        </text:list-item>
      </text:list>
      <text:list xml:id="list3231237756" text:style-name="L3">
        <text:list-item>
          <text:p text:style-name="P6">Create/Edit PathFinder Swerve Drive Trajectory </text:p>
        </text:list-item>
      </text:list>
      <text:list xml:id="list4017078498" text:style-name="L4">
        <text:list-item>
          <text:p text:style-name="P7">Convert Trajectory JSON file to CSV </text:p>
        </text:list-item>
      </text:list>
      <text:list xml:id="list3340499525" text:style-name="L5">
        <text:list-item>
          <text:p text:style-name="P8">Convert Trajectory CSV file to JSON </text:p>
        </text:list-item>
      </text:list>
      <text:list xml:id="list394585801" text:style-name="L6">
        <text:list-item>
          <text:p text:style-name="P9">Simulate a Romi robot </text:p>
        </text:list-item>
      </text:list>
      <text:list xml:id="list2576328741" text:style-name="L7">
        <text:list-item>
          <text:p text:style-name="P10">Simulate a Differential Drive robot </text:p>
        </text:list-item>
      </text:list>
      <text:list xml:id="list1757845381" text:style-name="L8">
        <text:list-item>
          <text:p text:style-name="P11">WPILIb LabVIEW Math HTML help </text:p>
        </text:list-item>
      </text:list>
      <text:list xml:id="list2439313669" text:style-name="L9">
        <text:list-item>
          <text:p text:style-name="P12">WPILib LabVIEW Math PDF help </text:p>
        </text:list-item>
      </text:list>
      <text:p text:style-name="Text_20_body"><draw:frame draw:style-name="fr1" draw:name="Image1" text:anchor-type="as-char" svg:width="2.9791in" svg:height="4.1043in" draw:z-index="0"><draw:image xlink:href="../HTML_Files/pages/images/InstalledProgramMenu.png" xlink:type="simple" xlink:show="embed" xlink:actuate="onLoad" draw:mime-type="image/png"/><svg:title>windows program menu</svg:title></draw:frame><text:s/></text:p>
      <text:h text:style-name="Heading_20_2" text:outline-level="2">Create/Edit Trajectory</text:h>
      <text:p text:style-name="P3"/>
      <text:p text:style-name="Text_20_body">Create or edit a trajectory using the WPILIB LabVIEW Math routines and write it to a CSV (comma separated value) or JSON file that can be copied to a RoboRIO and read by the robot code. The trajectory is created by: </text:p>
      <text:list xml:id="list268013084" text:style-name="L10">
        <text:list-item>
          <text:p text:style-name="P13"><text:soft-page-break/>Defining robot properties </text:p>
        </text:list-item>
      </text:list>
      <text:list xml:id="list1720796274" text:style-name="L11">
        <text:list-item>
          <text:p text:style-name="P14">Defining drive system constraints </text:p>
        </text:list-item>
      </text:list>
      <text:list xml:id="list4119956643" text:style-name="L12">
        <text:list-item>
          <text:p text:style-name="P15">Defining the trajectory "waypoints". </text:p>
        </text:list-item>
      </text:list>
      <text:list xml:id="list1429688087" text:style-name="L13">
        <text:list-item>
          <text:p text:style-name="P16">Creating and reviewing the trajectory. If changes need to be made, repeat the previous steps as needed. </text:p>
        </text:list-item>
      </text:list>
      <text:list xml:id="list2412787954" text:style-name="L14">
        <text:list-item>
          <text:p text:style-name="P17">Write the trajectory to a file. (CSV or JSON) </text:p>
        </text:list-item>
      </text:list>
      <text:list xml:id="list3518440321" text:style-name="L15">
        <text:list-item>
          <text:p text:style-name="P18">Optionally write trajectory definition configuration. This allows future modification without redefining entire trajectory information. </text:p>
        </text:list-item>
      </text:list>
      <text:p text:style-name="Text_20_body">Sample screen shots </text:p>
      <text:p text:style-name="P19"><draw:frame draw:style-name="fr1" draw:name="Image2" text:anchor-type="as-char" svg:width="6.5in" svg:height="3.7598in" draw:z-index="1"><draw:image xlink:href="../HTML_Files/pages/images/Util_create_traj.PNG" xlink:type="simple" xlink:show="embed" xlink:actuate="onLoad" draw:mime-type="image/png"/><svg:title>Create/Edit</svg:title></draw:frame><text:s/></text:p>
      <text:p text:style-name="P19"><text:soft-page-break/><draw:frame draw:style-name="fr1" draw:name="Image3" text:anchor-type="as-char" svg:width="6.5in" svg:height="3.7598in" draw:z-index="2"><draw:image xlink:href="../HTML_Files/pages/images/Util_create_traj2.PNG" xlink:type="simple" xlink:show="embed" xlink:actuate="onLoad" draw:mime-type="image/png"/><svg:title>Create/Edit</svg:title></draw:frame><text:s/></text:p>
      <text:p text:style-name="P20"><text:soft-page-break/>Sample CSV trajectory file </text:p>
      <text:p text:style-name="P19"><draw:frame draw:style-name="fr1" draw:name="Image4" text:anchor-type="as-char" svg:width="6.5in" svg:height="7.5799in" draw:z-index="3"><draw:image xlink:href="../HTML_Files/pages/images/trajectory_sample.PNG" xlink:type="simple" xlink:show="embed" xlink:actuate="onLoad" draw:mime-type="image/png"/><svg:title>Create/Edit</svg:title></draw:frame><text:s/></text:p>
      <text:h text:style-name="Heading_20_2" text:outline-level="2">Create/Edit PathFinder Differential Drive Trajectory</text:h>
      <text:p text:style-name="P3"/>
      <text:p text:style-name="Text_20_body">Create a trajectory using Jaci Brunning's Pathfinder library for a robot using a "differential drive" and write it to a CSV (comma separated value) file that can be used by the WPILib LabVIEW Math library. </text:p>
      <text:p text:style-name="Text_20_body">More information on Pathfinder can be found here <text:a xlink:type="simple" xlink:href="https://github.com/JaciBrunning/Pathfinder" text:style-name="Internet_20_link" text:visited-style-name="Visited_20_Internet_20_Link">https://github.com/JaciBrunning/Pathfinder</text:a> </text:p>
      <text:p text:style-name="Text_20_body">One of the biggest differences between this Trajectory Library and Pathfinder is that Pathfinder contains acceleration limiting (jerk) that does not exist in the other available libraries. </text:p>
      <text:p text:style-name="Text_20_body"><text:soft-page-break/><text:span text:style-name="T1">S</text:span>ample trajectory file </text:p>
      <text:p text:style-name="P19"><draw:frame draw:style-name="fr1" draw:name="Image5" text:anchor-type="as-char" svg:width="6.5in" svg:height="4.6299in" draw:z-index="4"><draw:image xlink:href="../HTML_Files/pages/images/trajectory_pathfinder_sample.PNG" xlink:type="simple" xlink:show="embed" xlink:actuate="onLoad" draw:mime-type="image/png"/><svg:title>Sample</svg:title></draw:frame><text:s/></text:p>
      <text:h text:style-name="Heading_20_2" text:outline-level="2">Create/Edit PathFinder Swerve Drive Trajectory</text:h>
      <text:p text:style-name="P3"/>
      <text:p text:style-name="Text_20_body">Create a trajectory using Jaci Brunning's Pathfinder library for a robot using a "swerve drive" and write it to a CSV (comma separated value) file that can be used by the WPILib LabVIEW Math library. </text:p>
      <text:p text:style-name="Text_20_body">More information on Pathfinder can be found here <text:a xlink:type="simple" xlink:href="https://github.com/JaciBrunning/Pathfinder" text:style-name="Internet_20_link" text:visited-style-name="Visited_20_Internet_20_Link">https://github.com/JaciBrunning/Pathfinder</text:a> </text:p>
      <text:p text:style-name="Text_20_body">One of the biggest differences between this Trajectory Library and Pathfinder is that Pathfinder contains acceleration limiting (jerk) that does not exist in the other available libraries. </text:p>
      <text:p text:style-name="Text_20_body">sample trajectory file </text:p>
      <text:p text:style-name="P19"><text:soft-page-break/><draw:frame draw:style-name="fr1" draw:name="Image6" text:anchor-type="as-char" svg:width="6.5in" svg:height="4.6299in" draw:z-index="5"><draw:image xlink:href="../HTML_Files/pages/images/trajectory_pathfinder_sample.PNG" xlink:type="simple" xlink:show="embed" xlink:actuate="onLoad" draw:mime-type="image/png"/><svg:title>Sample</svg:title></draw:frame><text:s/></text:p>
      <text:p text:style-name="Text_20_body"/>
      <text:h text:style-name="Heading_20_2" text:outline-level="2">Convert Traject<text:span text:style-name="T1">ory</text:span> JSON file to CSV</text:h>
      <text:p text:style-name="P3"/>
      <text:p text:style-name="Text_20_body">This utility reads a JSON file created by the Trajectory Creation utility, PathWeaver, PathPlanner, or other WPILib compatible tool and converts it to a CSV file that can be used by the WPILib LabVIEW Math library (The WPILib LabVIEW math library can also use the JSON file directly.) </text:p>
      <text:h text:style-name="Heading_20_2" text:outline-level="2">Convert Traject<text:span text:style-name="T1">ory</text:span> CSV file to JSON</text:h>
      <text:p text:style-name="P3"/>
      <text:p text:style-name="Text_20_body">This utility reads a CSV file created by the Trajectory Creation utility and converts it to a JSON file that can be used by the WPILib C++/Java library. (The WPILib LabVIEW math trajectory creation tool can also write JSON files directly.) </text:p>
      <text:h text:style-name="Heading_20_2" text:outline-level="2">Romi Robot Simulator</text:h>
      <text:p text:style-name="P3"/>
      <text:p text:style-name="Text_20_body">Simulate a Differential Drive robot. </text:p>
      <text:h text:style-name="Heading_20_2" text:outline-level="2">Differential Drive Simulator</text:h>
      <text:p text:style-name="P3"/>
      <text:p text:style-name="Text_20_body"><text:soft-page-break/>Simulate a Differential Drive robot. This allows for testing of drive code and execution of trajectories. </text:p>
      <text:p text:style-name="Text_20_body"><draw:frame draw:style-name="fr1" draw:name="Image7" text:anchor-type="as-char" svg:width="7in" svg:height="5.1in" draw:z-index="6"><draw:image xlink:href="../HTML_Files/pages/images/DiffSim_1.png" xlink:type="simple" xlink:show="embed" xlink:actuate="onLoad" draw:mime-type="image/png"/><svg:title>Diff</svg:title></draw:frame><text:s/></text:p>
      <text:p text:style-name="Text_20_body"><text:soft-page-break/><draw:frame draw:style-name="fr1" draw:name="Image8" text:anchor-type="as-char" svg:width="7in" svg:height="5.1in" draw:z-index="7"><draw:image xlink:href="../HTML_Files/pages/images/DiffSim_2.png" xlink:type="simple" xlink:show="embed" xlink:actuate="onLoad" draw:mime-type="image/png"/><svg:title>Diff</svg:title></draw:frame><text:s/></text:p>
      <text:p text:style-name="Text_20_body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Utility Programs</dc:title>
    <meta:generator>LibreOffice/7.2.6.2$Windows_x86 LibreOffice_project/b0ec3a565991f7569a5a7f5d24fed7f52653d754</meta:generator>
    <dc:date>2023-01-14T17:41:17.633000000</dc:date>
    <dc:creator>Jim Simpson</dc:creator>
    <meta:editing-duration>PT4S</meta:editing-duration>
    <meta:editing-cycles>1</meta:editing-cycles>
    <meta:document-statistic meta:table-count="0" meta:image-count="8" meta:object-count="0" meta:page-count="8" meta:paragraph-count="47" meta:word-count="475" meta:character-count="3096" meta:non-whitespace-character-count="2636"/>
  </office:meta>
</office:document-meta>
</file>